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17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not_5f_air" style:base-cell-address="test_level.A1"/>
    </style:style>
    <style:style style:name="ce2" style:family="table-cell" style:parent-style-name="Default">
      <style:map style:condition="cell-content()&gt;-1" style:apply-style-name="not_5f_air" style:base-cell-address="test_level.D1"/>
    </style:style>
    <style:style style:name="ce3" style:family="table-cell" style:parent-style-name="Default">
      <style:map style:condition="cell-content()&gt;-1" style:apply-style-name="not_5f_air" style:base-cell-address="test_level.E1"/>
    </style:style>
    <style:style style:name="ce4" style:family="table-cell" style:parent-style-name="Default">
      <style:map style:condition="cell-content()&gt;-1" style:apply-style-name="not_5f_air" style:base-cell-address="test_level.F1"/>
    </style:style>
    <style:style style:name="ce5" style:family="table-cell" style:parent-style-name="Default">
      <style:map style:condition="cell-content()&gt;-1" style:apply-style-name="not_5f_air" style:base-cell-address="test_level.G1"/>
    </style:style>
    <style:style style:name="ce6" style:family="table-cell" style:parent-style-name="Default">
      <style:map style:condition="cell-content()&gt;-1" style:apply-style-name="not_5f_air" style:base-cell-address="test_level.H1"/>
    </style:style>
    <style:style style:name="ce7" style:family="table-cell" style:parent-style-name="Default">
      <style:map style:condition="cell-content()&gt;-1" style:apply-style-name="not_5f_air" style:base-cell-address="test_level.K1"/>
    </style:style>
    <style:style style:name="ce8" style:family="table-cell" style:parent-style-name="Default">
      <style:map style:condition="cell-content()&gt;-1" style:apply-style-name="not_5f_air" style:base-cell-address="test_level.L1"/>
    </style:style>
    <style:style style:name="ce9" style:family="table-cell" style:parent-style-name="Default">
      <style:map style:condition="cell-content()&gt;-1" style:apply-style-name="not_5f_air" style:base-cell-address="test_level.N1"/>
    </style:style>
    <style:style style:name="ce10" style:family="table-cell" style:parent-style-name="Default">
      <style:map style:condition="cell-content()&gt;-1" style:apply-style-name="not_5f_air" style:base-cell-address="test_level.Q1"/>
    </style:style>
    <style:style style:name="ce11" style:family="table-cell" style:parent-style-name="Default">
      <style:map style:condition="cell-content()&gt;-1" style:apply-style-name="not_5f_air" style:base-cell-address="test_level.R1"/>
    </style:style>
    <style:style style:name="ce12" style:family="table-cell" style:parent-style-name="Default">
      <style:map style:condition="cell-content()&gt;-1" style:apply-style-name="not_5f_air" style:base-cell-address="test_level.S1"/>
    </style:style>
    <style:style style:name="ce13" style:family="table-cell" style:parent-style-name="Default">
      <style:map style:condition="cell-content()&gt;-1" style:apply-style-name="not_5f_air" style:base-cell-address="test_level.T1"/>
    </style:style>
    <style:style style:name="ce14" style:family="table-cell" style:parent-style-name="Default">
      <style:map style:condition="cell-content()&gt;-1" style:apply-style-name="not_5f_air" style:base-cell-address="test_level.U1"/>
    </style:style>
    <style:style style:name="ce15" style:family="table-cell" style:parent-style-name="Default">
      <style:map style:condition="cell-content()&gt;-1" style:apply-style-name="not_5f_air" style:base-cell-address="test_level.V1"/>
    </style:style>
    <style:style style:name="ce16" style:family="table-cell" style:parent-style-name="Default">
      <style:map style:condition="cell-content()&gt;-1" style:apply-style-name="not_5f_air" style:base-cell-address="test_level.W1"/>
    </style:style>
    <style:style style:name="ce17" style:family="table-cell" style:parent-style-name="Default">
      <style:map style:condition="cell-content()&gt;-1" style:apply-style-name="not_5f_air" style:base-cell-address="test_level.X1"/>
    </style:style>
    <style:style style:name="ce18" style:family="table-cell" style:parent-style-name="Default">
      <style:map style:condition="cell-content()&gt;-1" style:apply-style-name="not_5f_air" style:base-cell-address="test_level.Y1"/>
    </style:style>
    <style:style style:name="ce19" style:family="table-cell" style:parent-style-name="Default">
      <style:map style:condition="cell-content()&gt;-1" style:apply-style-name="not_5f_air" style:base-cell-address="test_level.AP1"/>
    </style:style>
    <style:style style:name="ce20" style:family="table-cell" style:parent-style-name="Default">
      <style:map style:condition="cell-content()&gt;-1" style:apply-style-name="not_5f_air" style:base-cell-address="test_level.AQ1"/>
    </style:style>
    <style:style style:name="ce21" style:family="table-cell" style:parent-style-name="Default">
      <style:map style:condition="cell-content()&gt;-1" style:apply-style-name="not_5f_air" style:base-cell-address="test_level.AR1"/>
    </style:style>
    <style:style style:name="ce22" style:family="table-cell" style:parent-style-name="Default">
      <style:map style:condition="cell-content()&gt;-1" style:apply-style-name="not_5f_air" style:base-cell-address="test_level.AS1"/>
    </style:style>
    <style:style style:name="ce23" style:family="table-cell" style:parent-style-name="Default">
      <style:map style:condition="cell-content()&gt;-1" style:apply-style-name="not_5f_air" style:base-cell-address="test_level.AT1"/>
    </style:style>
    <style:style style:name="ce24" style:family="table-cell" style:parent-style-name="Default">
      <style:map style:condition="cell-content()&gt;-1" style:apply-style-name="not_5f_air" style:base-cell-address="test_level.AU1"/>
    </style:style>
    <style:style style:name="ce25" style:family="table-cell" style:parent-style-name="Default">
      <style:map style:condition="cell-content()&gt;-1" style:apply-style-name="not_5f_air" style:base-cell-address="test_level.AV1"/>
    </style:style>
    <style:style style:name="ce26" style:family="table-cell" style:parent-style-name="Default">
      <style:map style:condition="cell-content()&gt;-1" style:apply-style-name="not_5f_air" style:base-cell-address="test_level.AW1"/>
    </style:style>
    <style:style style:name="ce27" style:family="table-cell" style:parent-style-name="Default">
      <style:map style:condition="cell-content()&gt;-1" style:apply-style-name="not_5f_air" style:base-cell-address="test_level.BA1"/>
    </style:style>
    <style:style style:name="ce28" style:family="table-cell" style:parent-style-name="Default">
      <style:map style:condition="cell-content()&gt;-1" style:apply-style-name="not_5f_air" style:base-cell-address="test_level.BB1"/>
    </style:style>
    <style:style style:name="ce29" style:family="table-cell" style:parent-style-name="Default">
      <style:map style:condition="cell-content()&gt;-1" style:apply-style-name="not_5f_air" style:base-cell-address="test_level.BC1"/>
    </style:style>
    <style:style style:name="ce30" style:family="table-cell" style:parent-style-name="Default">
      <style:map style:condition="cell-content()&gt;-1" style:apply-style-name="not_5f_air" style:base-cell-address="test_level.BD1"/>
    </style:style>
    <style:style style:name="ce31" style:family="table-cell" style:parent-style-name="Default">
      <style:map style:condition="cell-content()&gt;-1" style:apply-style-name="not_5f_air" style:base-cell-address="test_level.BG1"/>
    </style:style>
    <style:style style:name="ce32" style:family="table-cell" style:parent-style-name="Default">
      <style:map style:condition="cell-content()&gt;-1" style:apply-style-name="not_5f_air" style:base-cell-address="test_level.BH1"/>
    </style:style>
    <style:style style:name="ce33" style:family="table-cell" style:parent-style-name="Default">
      <style:map style:condition="cell-content()&gt;-1" style:apply-style-name="not_5f_air" style:base-cell-address="test_level.BI1"/>
    </style:style>
    <style:style style:name="ce34" style:family="table-cell" style:parent-style-name="Default">
      <style:map style:condition="cell-content()&gt;-1" style:apply-style-name="not_5f_air" style:base-cell-address="test_level.BL1"/>
    </style:style>
    <style:style style:name="ce35" style:family="table-cell" style:parent-style-name="Default">
      <style:map style:condition="cell-content()&gt;-1" style:apply-style-name="not_5f_air" style:base-cell-address="test_level.BM11"/>
    </style:style>
    <style:style style:name="ce36" style:family="table-cell" style:parent-style-name="Default">
      <style:map style:condition="cell-content()&gt;-1" style:apply-style-name="not_5f_air" style:base-cell-address="test_level.BM12"/>
    </style:style>
    <style:style style:name="ce37" style:family="table-cell" style:parent-style-name="Default">
      <style:map style:condition="cell-content()&gt;-1" style:apply-style-name="not_5f_air" style:base-cell-address="test_level.BM13"/>
    </style:style>
    <style:style style:name="ce38" style:family="table-cell" style:parent-style-name="Default">
      <style:map style:condition="cell-content()&gt;-1" style:apply-style-name="not_5f_air" style:base-cell-address="test_level.BM14"/>
    </style:style>
    <style:style style:name="ce39" style:family="table-cell" style:parent-style-name="Default">
      <style:map style:condition="cell-content()&gt;-1" style:apply-style-name="not_5f_air" style:base-cell-address="test_level.BN12"/>
    </style:style>
    <style:style style:name="ce40" style:family="table-cell" style:parent-style-name="Default">
      <style:map style:condition="cell-content()&gt;-1" style:apply-style-name="not_5f_air" style:base-cell-address="test_level.BN13"/>
    </style:style>
    <style:style style:name="ce41" style:family="table-cell" style:parent-style-name="Default">
      <style:map style:condition="cell-content()&gt;-1" style:apply-style-name="not_5f_air" style:base-cell-address="test_level.BN14"/>
    </style:style>
    <style:style style:name="ce42" style:family="table-cell" style:parent-style-name="Default">
      <style:map style:condition="cell-content()&gt;-1" style:apply-style-name="not_5f_air" style:base-cell-address="test_level.BO1"/>
    </style:style>
    <style:style style:name="ce43" style:family="table-cell" style:parent-style-name="Default">
      <style:map style:condition="cell-content()&gt;-1" style:apply-style-name="not_5f_air" style:base-cell-address="test_level.BO1"/>
    </style:style>
    <style:style style:name="ce44" style:family="table-cell" style:parent-style-name="Default">
      <style:map style:condition="cell-content()&gt;-1" style:apply-style-name="not_5f_air" style:base-cell-address="test_level.BO1"/>
    </style:style>
    <style:style style:name="ce45" style:family="table-cell" style:parent-style-name="Default">
      <style:map style:condition="cell-content()&gt;-1" style:apply-style-name="not_5f_air" style:base-cell-address="test_level.CB1"/>
    </style:style>
    <style:style style:name="ce46" style:family="table-cell" style:parent-style-name="Default">
      <style:map style:condition="cell-content()&gt;-1" style:apply-style-name="not_5f_air" style:base-cell-address="test_level.CC1"/>
    </style:style>
    <style:style style:name="ce47" style:family="table-cell" style:parent-style-name="Default">
      <style:map style:condition="cell-content()&gt;-1" style:apply-style-name="not_5f_air" style:base-cell-address="test_level.CF1"/>
    </style:style>
    <style:style style:name="ce48" style:family="table-cell" style:parent-style-name="Default">
      <style:map style:condition="cell-content()&gt;-1" style:apply-style-name="not_5f_air" style:base-cell-address="test_level.CF1"/>
    </style:style>
    <style:style style:name="ce49" style:family="table-cell" style:parent-style-name="Default"/>
    <style:style style:name="ce50" style:family="table-cell" style:parent-style-name="Default">
      <style:map style:condition="cell-content()&gt;-1" style:apply-style-name="not_5f_air" style:base-cell-address="test_level.CG1"/>
    </style:style>
    <style:style style:name="ce51" style:family="table-cell" style:parent-style-name="Default">
      <style:map style:condition="cell-content()&gt;-1" style:apply-style-name="not_5f_air" style:base-cell-address="test_level.CH1"/>
    </style:style>
    <style:style style:name="ce52" style:family="table-cell" style:parent-style-name="Default">
      <style:map style:condition="cell-content()&gt;-1" style:apply-style-name="not_5f_air" style:base-cell-address="test_level.CI1"/>
    </style:style>
    <style:style style:name="ce53" style:family="table-cell" style:parent-style-name="Default">
      <style:map style:condition="cell-content()&gt;-1" style:apply-style-name="not_5f_air" style:base-cell-address="test_level.CK1"/>
    </style:style>
    <style:style style:name="ce54" style:family="table-cell" style:parent-style-name="Default">
      <style:map style:condition="cell-content()&gt;-1" style:apply-style-name="not_5f_air" style:base-cell-address="test_level.CL1"/>
    </style:style>
    <style:style style:name="ce55" style:family="table-cell" style:parent-style-name="Default"/>
    <style:style style:name="ce56" style:family="table-cell" style:parent-style-name="Default">
      <style:map style:condition="cell-content()&gt;-1" style:apply-style-name="not_5f_air" style:base-cell-address="test_level.CM1"/>
    </style:style>
    <style:style style:name="ce57" style:family="table-cell" style:parent-style-name="Default">
      <style:map style:condition="cell-content()&gt;-1" style:apply-style-name="not_5f_air" style:base-cell-address="test_level.CO1"/>
    </style:style>
    <style:style style:name="ce58" style:family="table-cell" style:parent-style-name="Default">
      <style:map style:condition="cell-content()&gt;-1" style:apply-style-name="not_5f_air" style:base-cell-address="test_level.CP1"/>
    </style:style>
    <style:style style:name="ce59" style:family="table-cell" style:parent-style-name="Default">
      <style:map style:condition="cell-content()&gt;-1" style:apply-style-name="not_5f_air" style:base-cell-address="test_level.CR1"/>
    </style:style>
    <style:style style:name="ce60" style:family="table-cell" style:parent-style-name="Default">
      <style:map style:condition="cell-content()&gt;-1" style:apply-style-name="not_5f_air" style:base-cell-address="test_level.CS1"/>
    </style:style>
    <style:style style:name="ce61" style:family="table-cell" style:parent-style-name="Default">
      <style:map style:condition="cell-content()&gt;-1" style:apply-style-name="not_5f_air" style:base-cell-address="test_level.CU1"/>
    </style:style>
    <style:style style:name="ce62" style:family="table-cell" style:parent-style-name="Default">
      <style:map style:condition="cell-content()&gt;-1" style:apply-style-name="not_5f_air" style:base-cell-address="test_level.CV1"/>
    </style:style>
    <style:style style:name="ce63" style:family="table-cell" style:parent-style-name="Default">
      <style:map style:condition="cell-content()&gt;-1" style:apply-style-name="not_5f_air" style:base-cell-address="test_level.CW1"/>
    </style:style>
    <style:style style:name="ce64" style:family="table-cell" style:parent-style-name="Default">
      <style:map style:condition="cell-content()&gt;-1" style:apply-style-name="not_5f_air" style:base-cell-address="test_level.CX1"/>
    </style:style>
    <style:style style:name="ce65" style:family="table-cell" style:parent-style-name="Default">
      <style:map style:condition="cell-content()&gt;-1" style:apply-style-name="not_5f_air" style:base-cell-address="test_level.CY1"/>
    </style:style>
    <style:style style:name="ce66" style:family="table-cell" style:parent-style-name="Default">
      <style:map style:condition="cell-content()&gt;-1" style:apply-style-name="not_5f_air" style:base-cell-address="test_level.CZ1"/>
    </style:style>
    <style:style style:name="ce67" style:family="table-cell" style:parent-style-name="Default">
      <style:map style:condition="cell-content()&gt;-1" style:apply-style-name="not_5f_air" style:base-cell-address="test_level.DA1"/>
    </style:style>
    <style:style style:name="ce68" style:family="table-cell" style:parent-style-name="Default">
      <style:map style:condition="cell-content()&gt;-1" style:apply-style-name="not_5f_air" style:base-cell-address="test_level.DB1"/>
    </style:style>
    <style:style style:name="ce69" style:family="table-cell" style:parent-style-name="Default">
      <style:map style:condition="cell-content()&gt;-1" style:apply-style-name="not_5f_air" style:base-cell-address="test_level.DC1"/>
    </style:style>
    <style:style style:name="ce70" style:family="table-cell" style:parent-style-name="Default">
      <style:map style:condition="cell-content()&gt;-1" style:apply-style-name="not_5f_air" style:base-cell-address="test_level.DC1"/>
    </style:style>
    <style:style style:name="ce71" style:family="table-cell" style:parent-style-name="Default">
      <style:map style:condition="cell-content()&gt;-1" style:apply-style-name="not_5f_air" style:base-cell-address="test_level.DD1"/>
    </style:style>
    <style:style style:name="ce72" style:family="table-cell" style:parent-style-name="Default">
      <style:map style:condition="cell-content()&gt;-1" style:apply-style-name="not_5f_air" style:base-cell-address="test_level.DE1"/>
    </style:style>
    <style:style style:name="ce73" style:family="table-cell" style:parent-style-name="Default">
      <style:map style:condition="cell-content()&gt;-1" style:apply-style-name="not_5f_air" style:base-cell-address="test_level.DF1"/>
    </style:style>
    <style:style style:name="ce74" style:family="table-cell" style:parent-style-name="Default">
      <style:map style:condition="cell-content()&gt;-1" style:apply-style-name="not_5f_air" style:base-cell-address="test_level.DG1"/>
    </style:style>
    <style:style style:name="ce75" style:family="table-cell" style:parent-style-name="Default">
      <style:map style:condition="cell-content()&gt;-1" style:apply-style-name="not_5f_air" style:base-cell-address="test_level.DH1"/>
    </style:style>
    <style:style style:name="ce76" style:family="table-cell" style:parent-style-name="Default">
      <style:map style:condition="cell-content()&gt;-1" style:apply-style-name="not_5f_air" style:base-cell-address="test_level.DI1"/>
    </style:style>
    <style:style style:name="ce77" style:family="table-cell" style:parent-style-name="Default">
      <style:map style:condition="cell-content()&gt;-1" style:apply-style-name="not_5f_air" style:base-cell-address="test_level.DJ1"/>
    </style:style>
  </office:automatic-styles>
  <office:body>
    <office:spreadsheet>
      <table:calculation-settings table:automatic-find-labels="false"/>
      <table:table table:name="test_leve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7"/>
        <table:table-column table:style-name="co2" table:number-columns-repeated="2" table:default-cell-style-name="ce8"/>
        <table:table-column table:style-name="co2" table:default-cell-style-name="ce9"/>
        <table:table-column table:style-name="co2" table:number-columns-repeated="2" table:default-cell-style-name="ce6"/>
        <table:table-column table:style-name="co2" table:default-cell-style-name="ce10"/>
        <table:table-column table:style-name="co2" table:default-cell-style-name="ce11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2" table:default-cell-style-name="ce16"/>
        <table:table-column table:style-name="co2" table:default-cell-style-name="ce17"/>
        <table:table-column table:style-name="co2" table:number-columns-repeated="6" table:default-cell-style-name="ce18"/>
        <table:table-column table:style-name="co2" table:number-columns-repeated="11" table:default-cell-style-name="ce1"/>
        <table:table-column table:style-name="co2" table:default-cell-style-name="ce19"/>
        <table:table-column table:style-name="co2" table:default-cell-style-name="ce20"/>
        <table:table-column table:style-name="co2" table:default-cell-style-name="ce21"/>
        <table:table-column table:style-name="co2" table:default-cell-style-name="ce22"/>
        <table:table-column table:style-name="co2" table:default-cell-style-name="ce23"/>
        <table:table-column table:style-name="co2" table:default-cell-style-name="ce24"/>
        <table:table-column table:style-name="co2" table:default-cell-style-name="ce25"/>
        <table:table-column table:style-name="co2" table:default-cell-style-name="ce26"/>
        <table:table-column table:style-name="co2" table:number-columns-repeated="3" table:default-cell-style-name="ce1"/>
        <table:table-column table:style-name="co2" table:default-cell-style-name="ce27"/>
        <table:table-column table:style-name="co2" table:default-cell-style-name="ce28"/>
        <table:table-column table:style-name="co2" table:default-cell-style-name="ce29"/>
        <table:table-column table:style-name="co2" table:default-cell-style-name="ce30"/>
        <table:table-column table:style-name="co2" table:number-columns-repeated="2" table:default-cell-style-name="ce1"/>
        <table:table-column table:style-name="co2" table:default-cell-style-name="ce31"/>
        <table:table-column table:style-name="co2" table:default-cell-style-name="ce32"/>
        <table:table-column table:style-name="co2" table:default-cell-style-name="ce33"/>
        <table:table-column table:style-name="co2" table:number-columns-repeated="2" table:default-cell-style-name="ce1"/>
        <table:table-column table:style-name="co2" table:number-columns-repeated="3" table:default-cell-style-name="ce34"/>
        <table:table-column table:style-name="co2" table:default-cell-style-name="ce42"/>
        <table:table-column table:style-name="co2" table:default-cell-style-name="ce43"/>
        <table:table-column table:style-name="co2" table:number-columns-repeated="11" table:default-cell-style-name="ce44"/>
        <table:table-column table:style-name="co2" table:default-cell-style-name="ce45"/>
        <table:table-column table:style-name="co2" table:default-cell-style-name="ce46"/>
        <table:table-column table:style-name="co2" table:default-cell-style-name="ce47"/>
        <table:table-column table:style-name="co2" table:default-cell-style-name="ce48"/>
        <table:table-column table:style-name="co2" table:default-cell-style-name="ce49"/>
        <table:table-column table:style-name="co2" table:default-cell-style-name="ce50"/>
        <table:table-column table:style-name="co2" table:default-cell-style-name="ce51"/>
        <table:table-column table:style-name="co2" table:default-cell-style-name="ce52"/>
        <table:table-column table:style-name="co2" table:default-cell-style-name="ce53"/>
        <table:table-column table:style-name="co2" table:default-cell-style-name="ce54"/>
        <table:table-column table:style-name="co2" table:default-cell-style-name="ce55"/>
        <table:table-column table:style-name="co2" table:default-cell-style-name="ce56"/>
        <table:table-column table:style-name="co2" table:default-cell-style-name="ce57"/>
        <table:table-column table:style-name="co2" table:default-cell-style-name="ce58"/>
        <table:table-column table:style-name="co2" table:default-cell-style-name="Default"/>
        <table:table-column table:style-name="co2" table:default-cell-style-name="ce59"/>
        <table:table-column table:style-name="co2" table:default-cell-style-name="ce60"/>
        <table:table-column table:style-name="co2" table:default-cell-style-name="Default"/>
        <table:table-column table:style-name="co2" table:default-cell-style-name="ce61"/>
        <table:table-column table:style-name="co2" table:default-cell-style-name="ce62"/>
        <table:table-column table:style-name="co2" table:default-cell-style-name="ce63"/>
        <table:table-column table:style-name="co2" table:default-cell-style-name="ce64"/>
        <table:table-column table:style-name="co2" table:default-cell-style-name="ce65"/>
        <table:table-column table:style-name="co2" table:default-cell-style-name="ce66"/>
        <table:table-column table:style-name="co2" table:default-cell-style-name="ce67"/>
        <table:table-column table:style-name="co2" table:default-cell-style-name="ce68"/>
        <table:table-column table:style-name="co2" table:default-cell-style-name="ce69"/>
        <table:table-column table:style-name="co2" table:default-cell-style-name="ce70"/>
        <table:table-column table:style-name="co2" table:default-cell-style-name="ce71"/>
        <table:table-column table:style-name="co2" table:default-cell-style-name="ce72"/>
        <table:table-column table:style-name="co2" table:default-cell-style-name="ce73"/>
        <table:table-column table:style-name="co2" table:default-cell-style-name="ce74"/>
        <table:table-column table:style-name="co2" table:default-cell-style-name="ce75"/>
        <table:table-column table:style-name="co2" table:default-cell-style-name="ce76"/>
        <table:table-column table:style-name="co2" table:default-cell-style-name="ce77"/>
        <table:table-column table:style-name="co3" table:number-columns-repeated="910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113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3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3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2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7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-1" calcext:value-type="float">
            <text:p>-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-1" calcext:value-type="float">
            <text:p>-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910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7" office:value-type="float" office:value="8" calcext:value-type="float">
            <text:p>8</text:p>
          </table:table-cell>
          <table:table-cell table:number-columns-repeated="910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7" office:value-type="float" office:value="8" calcext:value-type="float">
            <text:p>8</text:p>
          </table:table-cell>
          <table:table-cell table:number-columns-repeated="910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7" office:value-type="float" office:value="8" calcext:value-type="float">
            <text:p>8</text:p>
          </table:table-cell>
          <table:table-cell table:number-columns-repeated="9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_level.O1:test_level.P1048576 test_level.H1:test_level.J1048576">
            <calcext:condition calcext:apply-style-name="not_air" calcext:value="&gt;-1" calcext:base-cell-address="test_level.H1"/>
          </calcext:conditional-format>
          <calcext:conditional-format calcext:target-range-address="test_level.L1:test_level.M1048576">
            <calcext:condition calcext:apply-style-name="not_air" calcext:value="&gt;-1" calcext:base-cell-address="test_level.L1"/>
          </calcext:conditional-format>
          <calcext:conditional-format calcext:target-range-address="test_level.K1:test_level.K1048576">
            <calcext:condition calcext:apply-style-name="not_air" calcext:value="&gt;-1" calcext:base-cell-address="test_level.K1"/>
          </calcext:conditional-format>
          <calcext:conditional-format calcext:target-range-address="test_level.N1:test_level.N1048576">
            <calcext:condition calcext:apply-style-name="not_air" calcext:value="&gt;-1" calcext:base-cell-address="test_level.N1"/>
          </calcext:conditional-format>
          <calcext:conditional-format calcext:target-range-address="test_level.D1:test_level.D1048576">
            <calcext:condition calcext:apply-style-name="not_air" calcext:value="&gt;-1" calcext:base-cell-address="test_level.D1"/>
          </calcext:conditional-format>
          <calcext:conditional-format calcext:target-range-address="test_level.E1:test_level.E1048576">
            <calcext:condition calcext:apply-style-name="not_air" calcext:value="&gt;-1" calcext:base-cell-address="test_level.E1"/>
          </calcext:conditional-format>
          <calcext:conditional-format calcext:target-range-address="test_level.Y11:test_level.AD14 test_level.Y1:test_level.AD10 test_level.Y15:test_level.AD1048576">
            <calcext:condition calcext:apply-style-name="not_air" calcext:value="&gt;-1" calcext:base-cell-address="test_level.Y1"/>
          </calcext:conditional-format>
          <calcext:conditional-format calcext:target-range-address="test_level.W1:test_level.W1048576">
            <calcext:condition calcext:apply-style-name="not_air" calcext:value="&gt;-1" calcext:base-cell-address="test_level.W1"/>
          </calcext:conditional-format>
          <calcext:conditional-format calcext:target-range-address="test_level.X1:test_level.X1048576">
            <calcext:condition calcext:apply-style-name="not_air" calcext:value="&gt;-1" calcext:base-cell-address="test_level.X1"/>
          </calcext:conditional-format>
          <calcext:conditional-format calcext:target-range-address="test_level.S1:test_level.S1048576">
            <calcext:condition calcext:apply-style-name="not_air" calcext:value="&gt;-1" calcext:base-cell-address="test_level.S1"/>
          </calcext:conditional-format>
          <calcext:conditional-format calcext:target-range-address="test_level.T1:test_level.T1048576">
            <calcext:condition calcext:apply-style-name="not_air" calcext:value="&gt;-1" calcext:base-cell-address="test_level.T1"/>
          </calcext:conditional-format>
          <calcext:conditional-format calcext:target-range-address="test_level.R1:test_level.R1048576">
            <calcext:condition calcext:apply-style-name="not_air" calcext:value="&gt;-1" calcext:base-cell-address="test_level.R1"/>
          </calcext:conditional-format>
          <calcext:conditional-format calcext:target-range-address="test_level.Q1:test_level.Q1048576">
            <calcext:condition calcext:apply-style-name="not_air" calcext:value="&gt;-1" calcext:base-cell-address="test_level.Q1"/>
          </calcext:conditional-format>
          <calcext:conditional-format calcext:target-range-address="test_level.V1:test_level.V1048576">
            <calcext:condition calcext:apply-style-name="not_air" calcext:value="&gt;-1" calcext:base-cell-address="test_level.V1"/>
          </calcext:conditional-format>
          <calcext:conditional-format calcext:target-range-address="test_level.U1:test_level.U1048576">
            <calcext:condition calcext:apply-style-name="not_air" calcext:value="&gt;-1" calcext:base-cell-address="test_level.U1"/>
          </calcext:conditional-format>
          <calcext:conditional-format calcext:target-range-address="test_level.F1:test_level.F1048576">
            <calcext:condition calcext:apply-style-name="not_air" calcext:value="&gt;-1" calcext:base-cell-address="test_level.F1"/>
          </calcext:conditional-format>
          <calcext:conditional-format calcext:target-range-address="test_level.G1:test_level.G1048576">
            <calcext:condition calcext:apply-style-name="not_air" calcext:value="&gt;-1" calcext:base-cell-address="test_level.G1"/>
          </calcext:conditional-format>
          <calcext:conditional-format calcext:target-range-address="test_level.AP1:test_level.AP1048576">
            <calcext:condition calcext:apply-style-name="not_air" calcext:value="&gt;-1" calcext:base-cell-address="test_level.AP1"/>
          </calcext:conditional-format>
          <calcext:conditional-format calcext:target-range-address="test_level.AR1:test_level.AR1048576">
            <calcext:condition calcext:apply-style-name="not_air" calcext:value="&gt;-1" calcext:base-cell-address="test_level.AR1"/>
          </calcext:conditional-format>
          <calcext:conditional-format calcext:target-range-address="test_level.AQ1:test_level.AQ1048576">
            <calcext:condition calcext:apply-style-name="not_air" calcext:value="&gt;-1" calcext:base-cell-address="test_level.AQ1"/>
          </calcext:conditional-format>
          <calcext:conditional-format calcext:target-range-address="test_level.AS1:test_level.AS1048576">
            <calcext:condition calcext:apply-style-name="not_air" calcext:value="&gt;-1" calcext:base-cell-address="test_level.AS1"/>
          </calcext:conditional-format>
          <calcext:conditional-format calcext:target-range-address="test_level.AT1:test_level.AT1048576">
            <calcext:condition calcext:apply-style-name="not_air" calcext:value="&gt;-1" calcext:base-cell-address="test_level.AT1"/>
          </calcext:conditional-format>
          <calcext:conditional-format calcext:target-range-address="test_level.BO1:test_level.CA1048576">
            <calcext:condition calcext:apply-style-name="not_air" calcext:value="&gt;-1" calcext:base-cell-address="test_level.BO1"/>
          </calcext:conditional-format>
          <calcext:conditional-format calcext:target-range-address="test_level.BL11:test_level.BL14 test_level.BL1:test_level.BN10 test_level.BL15:test_level.BN1048576 test_level.BN11:test_level.BN11">
            <calcext:condition calcext:apply-style-name="not_air" calcext:value="&gt;-1" calcext:base-cell-address="test_level.BL1"/>
          </calcext:conditional-format>
          <calcext:conditional-format calcext:target-range-address="test_level.BM11:test_level.BM11">
            <calcext:condition calcext:apply-style-name="not_air" calcext:value="&gt;-1" calcext:base-cell-address="test_level.BM11"/>
          </calcext:conditional-format>
          <calcext:conditional-format calcext:target-range-address="test_level.BM12:test_level.BM12">
            <calcext:condition calcext:apply-style-name="not_air" calcext:value="&gt;-1" calcext:base-cell-address="test_level.BM12"/>
          </calcext:conditional-format>
          <calcext:conditional-format calcext:target-range-address="test_level.BM13:test_level.BM13">
            <calcext:condition calcext:apply-style-name="not_air" calcext:value="&gt;-1" calcext:base-cell-address="test_level.BM13"/>
          </calcext:conditional-format>
          <calcext:conditional-format calcext:target-range-address="test_level.BM14:test_level.BM14">
            <calcext:condition calcext:apply-style-name="not_air" calcext:value="&gt;-1" calcext:base-cell-address="test_level.BM14"/>
          </calcext:conditional-format>
          <calcext:conditional-format calcext:target-range-address="test_level.BN14:test_level.BN14">
            <calcext:condition calcext:apply-style-name="not_air" calcext:value="&gt;-1" calcext:base-cell-address="test_level.BN14"/>
          </calcext:conditional-format>
          <calcext:conditional-format calcext:target-range-address="test_level.BN13:test_level.BN13">
            <calcext:condition calcext:apply-style-name="not_air" calcext:value="&gt;-1" calcext:base-cell-address="test_level.BN13"/>
          </calcext:conditional-format>
          <calcext:conditional-format calcext:target-range-address="test_level.BN12:test_level.BN12">
            <calcext:condition calcext:apply-style-name="not_air" calcext:value="&gt;-1" calcext:base-cell-address="test_level.BN12"/>
          </calcext:conditional-format>
          <calcext:conditional-format calcext:target-range-address="test_level.BO1:test_level.BO1048576">
            <calcext:condition calcext:apply-style-name="not_air" calcext:value="&gt;-1" calcext:base-cell-address="test_level.BO1"/>
          </calcext:conditional-format>
          <calcext:conditional-format calcext:target-range-address="test_level.BP1:test_level.BP1048576">
            <calcext:condition calcext:apply-style-name="not_air" calcext:value="&gt;-1" calcext:base-cell-address="test_level.BP1"/>
          </calcext:conditional-format>
          <calcext:conditional-format calcext:target-range-address="test_level.BP1:test_level.BP1048576">
            <calcext:condition calcext:apply-style-name="not_air" calcext:value="&gt;-1" calcext:base-cell-address="test_level.BP1"/>
          </calcext:conditional-format>
          <calcext:conditional-format calcext:target-range-address="test_level.BG1:test_level.BG1048576">
            <calcext:condition calcext:apply-style-name="not_air" calcext:value="&gt;-1" calcext:base-cell-address="test_level.BG1"/>
          </calcext:conditional-format>
          <calcext:conditional-format calcext:target-range-address="test_level.BH1:test_level.BH1048576">
            <calcext:condition calcext:apply-style-name="not_air" calcext:value="&gt;-1" calcext:base-cell-address="test_level.BH1"/>
          </calcext:conditional-format>
          <calcext:conditional-format calcext:target-range-address="test_level.BI1:test_level.BI1048576">
            <calcext:condition calcext:apply-style-name="not_air" calcext:value="&gt;-1" calcext:base-cell-address="test_level.BI1"/>
          </calcext:conditional-format>
          <calcext:conditional-format calcext:target-range-address="test_level.BA1:test_level.BA1048576">
            <calcext:condition calcext:apply-style-name="not_air" calcext:value="&gt;-1" calcext:base-cell-address="test_level.BA1"/>
          </calcext:conditional-format>
          <calcext:conditional-format calcext:target-range-address="test_level.BB1:test_level.BB1048576">
            <calcext:condition calcext:apply-style-name="not_air" calcext:value="&gt;-1" calcext:base-cell-address="test_level.BB1"/>
          </calcext:conditional-format>
          <calcext:conditional-format calcext:target-range-address="test_level.BC1:test_level.BC1048576">
            <calcext:condition calcext:apply-style-name="not_air" calcext:value="&gt;-1" calcext:base-cell-address="test_level.BC1"/>
          </calcext:conditional-format>
          <calcext:conditional-format calcext:target-range-address="test_level.BD1:test_level.BD1048576">
            <calcext:condition calcext:apply-style-name="not_air" calcext:value="&gt;-1" calcext:base-cell-address="test_level.BD1"/>
          </calcext:conditional-format>
          <calcext:conditional-format calcext:target-range-address="test_level.AU1:test_level.AU1048576">
            <calcext:condition calcext:apply-style-name="not_air" calcext:value="&gt;-1" calcext:base-cell-address="test_level.AU1"/>
          </calcext:conditional-format>
          <calcext:conditional-format calcext:target-range-address="test_level.AV1:test_level.AV1048576">
            <calcext:condition calcext:apply-style-name="not_air" calcext:value="&gt;-1" calcext:base-cell-address="test_level.AV1"/>
          </calcext:conditional-format>
          <calcext:conditional-format calcext:target-range-address="test_level.AW1:test_level.AW1048576">
            <calcext:condition calcext:apply-style-name="not_air" calcext:value="&gt;-1" calcext:base-cell-address="test_level.AW1"/>
          </calcext:conditional-format>
          <calcext:conditional-format calcext:target-range-address="test_level.DK1:test_level.AMJ1048576 test_level.A1:test_level.CA1048576">
            <calcext:condition calcext:apply-style-name="not_air" calcext:value="&gt;0" calcext:base-cell-address="test_level.A1"/>
          </calcext:conditional-format>
          <calcext:conditional-format calcext:target-range-address="test_level.CF1:test_level.CF1048576">
            <calcext:condition calcext:apply-style-name="not_air" calcext:value="&gt;-1" calcext:base-cell-address="test_level.CF1"/>
          </calcext:conditional-format>
          <calcext:conditional-format calcext:target-range-address="test_level.CF1:test_level.CF1048576">
            <calcext:condition calcext:apply-style-name="not_air" calcext:value="&gt;0" calcext:base-cell-address="test_level.CF1"/>
          </calcext:conditional-format>
          <calcext:conditional-format calcext:target-range-address="test_level.CB1:test_level.CB1048576">
            <calcext:condition calcext:apply-style-name="not_air" calcext:value="&gt;-1" calcext:base-cell-address="test_level.CB1"/>
          </calcext:conditional-format>
          <calcext:conditional-format calcext:target-range-address="test_level.CB1:test_level.CB1048576">
            <calcext:condition calcext:apply-style-name="not_air" calcext:value="&gt;0" calcext:base-cell-address="test_level.CB1"/>
          </calcext:conditional-format>
          <calcext:conditional-format calcext:target-range-address="test_level.CC1:test_level.CC1048576">
            <calcext:condition calcext:apply-style-name="not_air" calcext:value="&gt;-1" calcext:base-cell-address="test_level.CC1"/>
          </calcext:conditional-format>
          <calcext:conditional-format calcext:target-range-address="test_level.CC1:test_level.CC1048576">
            <calcext:condition calcext:apply-style-name="not_air" calcext:value="&gt;0" calcext:base-cell-address="test_level.CC1"/>
          </calcext:conditional-format>
          <calcext:conditional-format calcext:target-range-address="test_level.CL1:test_level.CL1048576">
            <calcext:condition calcext:apply-style-name="not_air" calcext:value="&gt;-1" calcext:base-cell-address="test_level.CL1"/>
          </calcext:conditional-format>
          <calcext:conditional-format calcext:target-range-address="test_level.CL1:test_level.CL1048576">
            <calcext:condition calcext:apply-style-name="not_air" calcext:value="&gt;0" calcext:base-cell-address="test_level.CL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-1" calcext:base-cell-address="test_level.CK1"/>
          </calcext:conditional-format>
          <calcext:conditional-format calcext:target-range-address="test_level.CK1:test_level.CK1048576">
            <calcext:condition calcext:apply-style-name="not_air" calcext:value="&gt;0" calcext:base-cell-address="test_level.CK1"/>
          </calcext:conditional-format>
          <calcext:conditional-format calcext:target-range-address="test_level.CI1:test_level.CI1048576">
            <calcext:condition calcext:apply-style-name="not_air" calcext:value="&gt;-1" calcext:base-cell-address="test_level.CI1"/>
          </calcext:conditional-format>
          <calcext:conditional-format calcext:target-range-address="test_level.CI1:test_level.CI1048576">
            <calcext:condition calcext:apply-style-name="not_air" calcext:value="&gt;-1" calcext:base-cell-address="test_level.CI1"/>
          </calcext:conditional-format>
          <calcext:conditional-format calcext:target-range-address="test_level.CI1:test_level.CI1048576">
            <calcext:condition calcext:apply-style-name="not_air" calcext:value="&gt;-1" calcext:base-cell-address="test_level.CI1"/>
          </calcext:conditional-format>
          <calcext:conditional-format calcext:target-range-address="test_level.CI1:test_level.CI1048576">
            <calcext:condition calcext:apply-style-name="not_air" calcext:value="&gt;0" calcext:base-cell-address="test_level.CI1"/>
          </calcext:conditional-format>
          <calcext:conditional-format calcext:target-range-address="test_level.CH1:test_level.CH1048576">
            <calcext:condition calcext:apply-style-name="not_air" calcext:value="&gt;-1" calcext:base-cell-address="test_level.CH1"/>
          </calcext:conditional-format>
          <calcext:conditional-format calcext:target-range-address="test_level.CH1:test_level.CH1048576">
            <calcext:condition calcext:apply-style-name="not_air" calcext:value="&gt;-1" calcext:base-cell-address="test_level.CH1"/>
          </calcext:conditional-format>
          <calcext:conditional-format calcext:target-range-address="test_level.CH1:test_level.CH1048576">
            <calcext:condition calcext:apply-style-name="not_air" calcext:value="&gt;-1" calcext:base-cell-address="test_level.CH1"/>
          </calcext:conditional-format>
          <calcext:conditional-format calcext:target-range-address="test_level.CH1:test_level.CH1048576">
            <calcext:condition calcext:apply-style-name="not_air" calcext:value="&gt;0" calcext:base-cell-address="test_level.CH1"/>
          </calcext:conditional-format>
          <calcext:conditional-format calcext:target-range-address="test_level.CG1:test_level.CG1048576">
            <calcext:condition calcext:apply-style-name="not_air" calcext:value="&gt;-1" calcext:base-cell-address="test_level.CG1"/>
          </calcext:conditional-format>
          <calcext:conditional-format calcext:target-range-address="test_level.CG1:test_level.CG1048576">
            <calcext:condition calcext:apply-style-name="not_air" calcext:value="&gt;-1" calcext:base-cell-address="test_level.CG1"/>
          </calcext:conditional-format>
          <calcext:conditional-format calcext:target-range-address="test_level.CG1:test_level.CG1048576">
            <calcext:condition calcext:apply-style-name="not_air" calcext:value="&gt;-1" calcext:base-cell-address="test_level.CG1"/>
          </calcext:conditional-format>
          <calcext:conditional-format calcext:target-range-address="test_level.CG1:test_level.CG1048576">
            <calcext:condition calcext:apply-style-name="not_air" calcext:value="&gt;0" calcext:base-cell-address="test_level.CG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-1" calcext:base-cell-address="test_level.CU1"/>
          </calcext:conditional-format>
          <calcext:conditional-format calcext:target-range-address="test_level.CU1:test_level.CU1048576">
            <calcext:condition calcext:apply-style-name="not_air" calcext:value="&gt;0" calcext:base-cell-address="test_level.CU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0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0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0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0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0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0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-1" calcext:base-cell-address="test_level.CV1"/>
          </calcext:conditional-format>
          <calcext:conditional-format calcext:target-range-address="test_level.CV1:test_level.CV1048576">
            <calcext:condition calcext:apply-style-name="not_air" calcext:value="&gt;0" calcext:base-cell-address="test_level.CV1"/>
          </calcext:conditional-format>
          <calcext:conditional-format calcext:target-range-address="test_level.CR1:test_level.CR1048576">
            <calcext:condition calcext:apply-style-name="not_air" calcext:value="&gt;-1" calcext:base-cell-address="test_level.CR1"/>
          </calcext:conditional-format>
          <calcext:conditional-format calcext:target-range-address="test_level.CR1:test_level.CR1048576">
            <calcext:condition calcext:apply-style-name="not_air" calcext:value="&gt;0" calcext:base-cell-address="test_level.CR1"/>
          </calcext:conditional-format>
          <calcext:conditional-format calcext:target-range-address="test_level.CO1:test_level.CO1048576">
            <calcext:condition calcext:apply-style-name="not_air" calcext:value="&gt;-1" calcext:base-cell-address="test_level.CO1"/>
          </calcext:conditional-format>
          <calcext:conditional-format calcext:target-range-address="test_level.CO1:test_level.CO1048576">
            <calcext:condition calcext:apply-style-name="not_air" calcext:value="&gt;-1" calcext:base-cell-address="test_level.CO1"/>
          </calcext:conditional-format>
          <calcext:conditional-format calcext:target-range-address="test_level.CO1:test_level.CO1048576">
            <calcext:condition calcext:apply-style-name="not_air" calcext:value="&gt;-1" calcext:base-cell-address="test_level.CO1"/>
          </calcext:conditional-format>
          <calcext:conditional-format calcext:target-range-address="test_level.CO1:test_level.CO1048576">
            <calcext:condition calcext:apply-style-name="not_air" calcext:value="&gt;0" calcext:base-cell-address="test_level.CO1"/>
          </calcext:conditional-format>
          <calcext:conditional-format calcext:target-range-address="test_level.CP1:test_level.CP1048576">
            <calcext:condition calcext:apply-style-name="not_air" calcext:value="&gt;-1" calcext:base-cell-address="test_level.CP1"/>
          </calcext:conditional-format>
          <calcext:conditional-format calcext:target-range-address="test_level.CP1:test_level.CP1048576">
            <calcext:condition calcext:apply-style-name="not_air" calcext:value="&gt;-1" calcext:base-cell-address="test_level.CP1"/>
          </calcext:conditional-format>
          <calcext:conditional-format calcext:target-range-address="test_level.CP1:test_level.CP1048576">
            <calcext:condition calcext:apply-style-name="not_air" calcext:value="&gt;-1" calcext:base-cell-address="test_level.CP1"/>
          </calcext:conditional-format>
          <calcext:conditional-format calcext:target-range-address="test_level.CP1:test_level.CP1048576">
            <calcext:condition calcext:apply-style-name="not_air" calcext:value="&gt;0" calcext:base-cell-address="test_level.CP1"/>
          </calcext:conditional-format>
          <calcext:conditional-format calcext:target-range-address="test_level.CS1:test_level.CS1048576">
            <calcext:condition calcext:apply-style-name="not_air" calcext:value="&gt;-1" calcext:base-cell-address="test_level.CS1"/>
          </calcext:conditional-format>
          <calcext:conditional-format calcext:target-range-address="test_level.CS1:test_level.CS1048576">
            <calcext:condition calcext:apply-style-name="not_air" calcext:value="&gt;-1" calcext:base-cell-address="test_level.CS1"/>
          </calcext:conditional-format>
          <calcext:conditional-format calcext:target-range-address="test_level.CS1:test_level.CS1048576">
            <calcext:condition calcext:apply-style-name="not_air" calcext:value="&gt;-1" calcext:base-cell-address="test_level.CS1"/>
          </calcext:conditional-format>
          <calcext:conditional-format calcext:target-range-address="test_level.CS1:test_level.CS1048576">
            <calcext:condition calcext:apply-style-name="not_air" calcext:value="&gt;0" calcext:base-cell-address="test_level.CS1"/>
          </calcext:conditional-format>
          <calcext:conditional-format calcext:target-range-address="test_level.CW1:test_level.CW1048576">
            <calcext:condition calcext:apply-style-name="not_air" calcext:value="&gt;-1" calcext:base-cell-address="test_level.CW1"/>
          </calcext:conditional-format>
          <calcext:conditional-format calcext:target-range-address="test_level.CW1:test_level.CW1048576">
            <calcext:condition calcext:apply-style-name="not_air" calcext:value="&gt;-1" calcext:base-cell-address="test_level.CW1"/>
          </calcext:conditional-format>
          <calcext:conditional-format calcext:target-range-address="test_level.CW1:test_level.CW1048576">
            <calcext:condition calcext:apply-style-name="not_air" calcext:value="&gt;-1" calcext:base-cell-address="test_level.CW1"/>
          </calcext:conditional-format>
          <calcext:conditional-format calcext:target-range-address="test_level.CW1:test_level.CW1048576">
            <calcext:condition calcext:apply-style-name="not_air" calcext:value="&gt;0" calcext:base-cell-address="test_level.CW1"/>
          </calcext:conditional-format>
          <calcext:conditional-format calcext:target-range-address="test_level.CX1:test_level.CX1048576">
            <calcext:condition calcext:apply-style-name="not_air" calcext:value="&gt;-1" calcext:base-cell-address="test_level.CX1"/>
          </calcext:conditional-format>
          <calcext:conditional-format calcext:target-range-address="test_level.CX1:test_level.CX1048576">
            <calcext:condition calcext:apply-style-name="not_air" calcext:value="&gt;-1" calcext:base-cell-address="test_level.CX1"/>
          </calcext:conditional-format>
          <calcext:conditional-format calcext:target-range-address="test_level.CX1:test_level.CX1048576">
            <calcext:condition calcext:apply-style-name="not_air" calcext:value="&gt;-1" calcext:base-cell-address="test_level.CX1"/>
          </calcext:conditional-format>
          <calcext:conditional-format calcext:target-range-address="test_level.CX1:test_level.CX1048576">
            <calcext:condition calcext:apply-style-name="not_air" calcext:value="&gt;0" calcext:base-cell-address="test_level.CX1"/>
          </calcext:conditional-format>
          <calcext:conditional-format calcext:target-range-address="test_level.CY1:test_level.CY1048576">
            <calcext:condition calcext:apply-style-name="not_air" calcext:value="&gt;-1" calcext:base-cell-address="test_level.CY1"/>
          </calcext:conditional-format>
          <calcext:conditional-format calcext:target-range-address="test_level.CY1:test_level.CY1048576">
            <calcext:condition calcext:apply-style-name="not_air" calcext:value="&gt;-1" calcext:base-cell-address="test_level.CY1"/>
          </calcext:conditional-format>
          <calcext:conditional-format calcext:target-range-address="test_level.CY1:test_level.CY1048576">
            <calcext:condition calcext:apply-style-name="not_air" calcext:value="&gt;-1" calcext:base-cell-address="test_level.CY1"/>
          </calcext:conditional-format>
          <calcext:conditional-format calcext:target-range-address="test_level.CY1:test_level.CY1048576">
            <calcext:condition calcext:apply-style-name="not_air" calcext:value="&gt;0" calcext:base-cell-address="test_level.CY1"/>
          </calcext:conditional-format>
          <calcext:conditional-format calcext:target-range-address="test_level.CZ1:test_level.CZ1048576">
            <calcext:condition calcext:apply-style-name="not_air" calcext:value="&gt;-1" calcext:base-cell-address="test_level.CZ1"/>
          </calcext:conditional-format>
          <calcext:conditional-format calcext:target-range-address="test_level.CZ1:test_level.CZ1048576">
            <calcext:condition calcext:apply-style-name="not_air" calcext:value="&gt;-1" calcext:base-cell-address="test_level.CZ1"/>
          </calcext:conditional-format>
          <calcext:conditional-format calcext:target-range-address="test_level.CZ1:test_level.CZ1048576">
            <calcext:condition calcext:apply-style-name="not_air" calcext:value="&gt;-1" calcext:base-cell-address="test_level.CZ1"/>
          </calcext:conditional-format>
          <calcext:conditional-format calcext:target-range-address="test_level.CZ1:test_level.CZ1048576">
            <calcext:condition calcext:apply-style-name="not_air" calcext:value="&gt;0" calcext:base-cell-address="test_level.CZ1"/>
          </calcext:conditional-format>
          <calcext:conditional-format calcext:target-range-address="test_level.DA1:test_level.DA1048576">
            <calcext:condition calcext:apply-style-name="not_air" calcext:value="&gt;-1" calcext:base-cell-address="test_level.DA1"/>
          </calcext:conditional-format>
          <calcext:conditional-format calcext:target-range-address="test_level.DA1:test_level.DA1048576">
            <calcext:condition calcext:apply-style-name="not_air" calcext:value="&gt;-1" calcext:base-cell-address="test_level.DA1"/>
          </calcext:conditional-format>
          <calcext:conditional-format calcext:target-range-address="test_level.DA1:test_level.DA1048576">
            <calcext:condition calcext:apply-style-name="not_air" calcext:value="&gt;-1" calcext:base-cell-address="test_level.DA1"/>
          </calcext:conditional-format>
          <calcext:conditional-format calcext:target-range-address="test_level.DA1:test_level.DA1048576">
            <calcext:condition calcext:apply-style-name="not_air" calcext:value="&gt;0" calcext:base-cell-address="test_level.DA1"/>
          </calcext:conditional-format>
          <calcext:conditional-format calcext:target-range-address="test_level.DB1:test_level.DB1048576">
            <calcext:condition calcext:apply-style-name="not_air" calcext:value="&gt;-1" calcext:base-cell-address="test_level.DB1"/>
          </calcext:conditional-format>
          <calcext:conditional-format calcext:target-range-address="test_level.DB1:test_level.DB1048576">
            <calcext:condition calcext:apply-style-name="not_air" calcext:value="&gt;-1" calcext:base-cell-address="test_level.DB1"/>
          </calcext:conditional-format>
          <calcext:conditional-format calcext:target-range-address="test_level.DB1:test_level.DB1048576">
            <calcext:condition calcext:apply-style-name="not_air" calcext:value="&gt;-1" calcext:base-cell-address="test_level.DB1"/>
          </calcext:conditional-format>
          <calcext:conditional-format calcext:target-range-address="test_level.DB1:test_level.DB1048576">
            <calcext:condition calcext:apply-style-name="not_air" calcext:value="&gt;0" calcext:base-cell-address="test_level.DB1"/>
          </calcext:conditional-format>
          <calcext:conditional-format calcext:target-range-address="test_level.DC1:test_level.DC1048576">
            <calcext:condition calcext:apply-style-name="not_air" calcext:value="&gt;-1" calcext:base-cell-address="test_level.DC1"/>
          </calcext:conditional-format>
          <calcext:conditional-format calcext:target-range-address="test_level.DC1:test_level.DC1048576">
            <calcext:condition calcext:apply-style-name="not_air" calcext:value="&gt;-1" calcext:base-cell-address="test_level.DC1"/>
          </calcext:conditional-format>
          <calcext:conditional-format calcext:target-range-address="test_level.DC1:test_level.DC1048576">
            <calcext:condition calcext:apply-style-name="not_air" calcext:value="&gt;-1" calcext:base-cell-address="test_level.DC1"/>
          </calcext:conditional-format>
          <calcext:conditional-format calcext:target-range-address="test_level.DC1:test_level.DC1048576">
            <calcext:condition calcext:apply-style-name="not_air" calcext:value="&gt;0" calcext:base-cell-address="test_level.DC1"/>
          </calcext:conditional-format>
          <calcext:conditional-format calcext:target-range-address="test_level.DC1:test_level.DC1048576">
            <calcext:condition calcext:apply-style-name="not_air" calcext:value="&gt;-1" calcext:base-cell-address="test_level.DC1"/>
          </calcext:conditional-format>
          <calcext:conditional-format calcext:target-range-address="test_level.DC1:test_level.DC1048576">
            <calcext:condition calcext:apply-style-name="not_air" calcext:value="&gt;-1" calcext:base-cell-address="test_level.DC1"/>
          </calcext:conditional-format>
          <calcext:conditional-format calcext:target-range-address="test_level.DC1:test_level.DC1048576">
            <calcext:condition calcext:apply-style-name="not_air" calcext:value="&gt;-1" calcext:base-cell-address="test_level.DC1"/>
          </calcext:conditional-format>
          <calcext:conditional-format calcext:target-range-address="test_level.DC1:test_level.DC1048576">
            <calcext:condition calcext:apply-style-name="not_air" calcext:value="&gt;0" calcext:base-cell-address="test_level.DC1"/>
          </calcext:conditional-format>
          <calcext:conditional-format calcext:target-range-address="test_level.CM1:test_level.CM1048576">
            <calcext:condition calcext:apply-style-name="not_air" calcext:value="&gt;-1" calcext:base-cell-address="test_level.CM1"/>
          </calcext:conditional-format>
          <calcext:conditional-format calcext:target-range-address="test_level.CM1:test_level.CM1048576">
            <calcext:condition calcext:apply-style-name="not_air" calcext:value="&gt;-1" calcext:base-cell-address="test_level.CM1"/>
          </calcext:conditional-format>
          <calcext:conditional-format calcext:target-range-address="test_level.CM1:test_level.CM1048576">
            <calcext:condition calcext:apply-style-name="not_air" calcext:value="&gt;-1" calcext:base-cell-address="test_level.CM1"/>
          </calcext:conditional-format>
          <calcext:conditional-format calcext:target-range-address="test_level.CM1:test_level.CM1048576">
            <calcext:condition calcext:apply-style-name="not_air" calcext:value="&gt;0" calcext:base-cell-address="test_level.CM1"/>
          </calcext:conditional-format>
          <calcext:conditional-format calcext:target-range-address="test_level.DD1:test_level.DD1048576">
            <calcext:condition calcext:apply-style-name="not_air" calcext:value="&gt;-1" calcext:base-cell-address="test_level.DD1"/>
          </calcext:conditional-format>
          <calcext:conditional-format calcext:target-range-address="test_level.DD1:test_level.DD1048576">
            <calcext:condition calcext:apply-style-name="not_air" calcext:value="&gt;-1" calcext:base-cell-address="test_level.DD1"/>
          </calcext:conditional-format>
          <calcext:conditional-format calcext:target-range-address="test_level.DD1:test_level.DD1048576">
            <calcext:condition calcext:apply-style-name="not_air" calcext:value="&gt;-1" calcext:base-cell-address="test_level.DD1"/>
          </calcext:conditional-format>
          <calcext:conditional-format calcext:target-range-address="test_level.DD1:test_level.DD1048576">
            <calcext:condition calcext:apply-style-name="not_air" calcext:value="&gt;0" calcext:base-cell-address="test_level.DD1"/>
          </calcext:conditional-format>
          <calcext:conditional-format calcext:target-range-address="test_level.DD1:test_level.DD1048576">
            <calcext:condition calcext:apply-style-name="not_air" calcext:value="&gt;-1" calcext:base-cell-address="test_level.DD1"/>
          </calcext:conditional-format>
          <calcext:conditional-format calcext:target-range-address="test_level.DD1:test_level.DD1048576">
            <calcext:condition calcext:apply-style-name="not_air" calcext:value="&gt;-1" calcext:base-cell-address="test_level.DD1"/>
          </calcext:conditional-format>
          <calcext:conditional-format calcext:target-range-address="test_level.DD1:test_level.DD1048576">
            <calcext:condition calcext:apply-style-name="not_air" calcext:value="&gt;-1" calcext:base-cell-address="test_level.DD1"/>
          </calcext:conditional-format>
          <calcext:conditional-format calcext:target-range-address="test_level.DD1:test_level.DD1048576">
            <calcext:condition calcext:apply-style-name="not_air" calcext:value="&gt;0" calcext:base-cell-address="test_level.DD1"/>
          </calcext:conditional-format>
          <calcext:conditional-format calcext:target-range-address="test_level.DE1:test_level.DE1048576">
            <calcext:condition calcext:apply-style-name="not_air" calcext:value="&gt;-1" calcext:base-cell-address="test_level.DE1"/>
          </calcext:conditional-format>
          <calcext:conditional-format calcext:target-range-address="test_level.DE1:test_level.DE1048576">
            <calcext:condition calcext:apply-style-name="not_air" calcext:value="&gt;-1" calcext:base-cell-address="test_level.DE1"/>
          </calcext:conditional-format>
          <calcext:conditional-format calcext:target-range-address="test_level.DE1:test_level.DE1048576">
            <calcext:condition calcext:apply-style-name="not_air" calcext:value="&gt;-1" calcext:base-cell-address="test_level.DE1"/>
          </calcext:conditional-format>
          <calcext:conditional-format calcext:target-range-address="test_level.DE1:test_level.DE1048576">
            <calcext:condition calcext:apply-style-name="not_air" calcext:value="&gt;0" calcext:base-cell-address="test_level.DE1"/>
          </calcext:conditional-format>
          <calcext:conditional-format calcext:target-range-address="test_level.DE1:test_level.DE1048576">
            <calcext:condition calcext:apply-style-name="not_air" calcext:value="&gt;-1" calcext:base-cell-address="test_level.DE1"/>
          </calcext:conditional-format>
          <calcext:conditional-format calcext:target-range-address="test_level.DE1:test_level.DE1048576">
            <calcext:condition calcext:apply-style-name="not_air" calcext:value="&gt;-1" calcext:base-cell-address="test_level.DE1"/>
          </calcext:conditional-format>
          <calcext:conditional-format calcext:target-range-address="test_level.DE1:test_level.DE1048576">
            <calcext:condition calcext:apply-style-name="not_air" calcext:value="&gt;-1" calcext:base-cell-address="test_level.DE1"/>
          </calcext:conditional-format>
          <calcext:conditional-format calcext:target-range-address="test_level.DE1:test_level.DE1048576">
            <calcext:condition calcext:apply-style-name="not_air" calcext:value="&gt;0" calcext:base-cell-address="test_level.DE1"/>
          </calcext:conditional-format>
          <calcext:conditional-format calcext:target-range-address="test_level.DF1:test_level.DF1048576">
            <calcext:condition calcext:apply-style-name="not_air" calcext:value="&gt;-1" calcext:base-cell-address="test_level.DF1"/>
          </calcext:conditional-format>
          <calcext:conditional-format calcext:target-range-address="test_level.DF1:test_level.DF1048576">
            <calcext:condition calcext:apply-style-name="not_air" calcext:value="&gt;-1" calcext:base-cell-address="test_level.DF1"/>
          </calcext:conditional-format>
          <calcext:conditional-format calcext:target-range-address="test_level.DF1:test_level.DF1048576">
            <calcext:condition calcext:apply-style-name="not_air" calcext:value="&gt;-1" calcext:base-cell-address="test_level.DF1"/>
          </calcext:conditional-format>
          <calcext:conditional-format calcext:target-range-address="test_level.DF1:test_level.DF1048576">
            <calcext:condition calcext:apply-style-name="not_air" calcext:value="&gt;0" calcext:base-cell-address="test_level.DF1"/>
          </calcext:conditional-format>
          <calcext:conditional-format calcext:target-range-address="test_level.DF1:test_level.DF1048576">
            <calcext:condition calcext:apply-style-name="not_air" calcext:value="&gt;-1" calcext:base-cell-address="test_level.DF1"/>
          </calcext:conditional-format>
          <calcext:conditional-format calcext:target-range-address="test_level.DF1:test_level.DF1048576">
            <calcext:condition calcext:apply-style-name="not_air" calcext:value="&gt;-1" calcext:base-cell-address="test_level.DF1"/>
          </calcext:conditional-format>
          <calcext:conditional-format calcext:target-range-address="test_level.DF1:test_level.DF1048576">
            <calcext:condition calcext:apply-style-name="not_air" calcext:value="&gt;-1" calcext:base-cell-address="test_level.DF1"/>
          </calcext:conditional-format>
          <calcext:conditional-format calcext:target-range-address="test_level.DF1:test_level.DF1048576">
            <calcext:condition calcext:apply-style-name="not_air" calcext:value="&gt;0" calcext:base-cell-address="test_level.DF1"/>
          </calcext:conditional-format>
          <calcext:conditional-format calcext:target-range-address="test_level.DG1:test_level.DG1048576">
            <calcext:condition calcext:apply-style-name="not_air" calcext:value="&gt;-1" calcext:base-cell-address="test_level.DG1"/>
          </calcext:conditional-format>
          <calcext:conditional-format calcext:target-range-address="test_level.DG1:test_level.DG1048576">
            <calcext:condition calcext:apply-style-name="not_air" calcext:value="&gt;-1" calcext:base-cell-address="test_level.DG1"/>
          </calcext:conditional-format>
          <calcext:conditional-format calcext:target-range-address="test_level.DG1:test_level.DG1048576">
            <calcext:condition calcext:apply-style-name="not_air" calcext:value="&gt;-1" calcext:base-cell-address="test_level.DG1"/>
          </calcext:conditional-format>
          <calcext:conditional-format calcext:target-range-address="test_level.DG1:test_level.DG1048576">
            <calcext:condition calcext:apply-style-name="not_air" calcext:value="&gt;0" calcext:base-cell-address="test_level.DG1"/>
          </calcext:conditional-format>
          <calcext:conditional-format calcext:target-range-address="test_level.DG1:test_level.DG1048576">
            <calcext:condition calcext:apply-style-name="not_air" calcext:value="&gt;-1" calcext:base-cell-address="test_level.DG1"/>
          </calcext:conditional-format>
          <calcext:conditional-format calcext:target-range-address="test_level.DG1:test_level.DG1048576">
            <calcext:condition calcext:apply-style-name="not_air" calcext:value="&gt;-1" calcext:base-cell-address="test_level.DG1"/>
          </calcext:conditional-format>
          <calcext:conditional-format calcext:target-range-address="test_level.DG1:test_level.DG1048576">
            <calcext:condition calcext:apply-style-name="not_air" calcext:value="&gt;-1" calcext:base-cell-address="test_level.DG1"/>
          </calcext:conditional-format>
          <calcext:conditional-format calcext:target-range-address="test_level.DG1:test_level.DG1048576">
            <calcext:condition calcext:apply-style-name="not_air" calcext:value="&gt;0" calcext:base-cell-address="test_level.DG1"/>
          </calcext:conditional-format>
          <calcext:conditional-format calcext:target-range-address="test_level.DH1:test_level.DH1048576">
            <calcext:condition calcext:apply-style-name="not_air" calcext:value="&gt;-1" calcext:base-cell-address="test_level.DH1"/>
          </calcext:conditional-format>
          <calcext:conditional-format calcext:target-range-address="test_level.DH1:test_level.DH1048576">
            <calcext:condition calcext:apply-style-name="not_air" calcext:value="&gt;-1" calcext:base-cell-address="test_level.DH1"/>
          </calcext:conditional-format>
          <calcext:conditional-format calcext:target-range-address="test_level.DH1:test_level.DH1048576">
            <calcext:condition calcext:apply-style-name="not_air" calcext:value="&gt;-1" calcext:base-cell-address="test_level.DH1"/>
          </calcext:conditional-format>
          <calcext:conditional-format calcext:target-range-address="test_level.DH1:test_level.DH1048576">
            <calcext:condition calcext:apply-style-name="not_air" calcext:value="&gt;0" calcext:base-cell-address="test_level.DH1"/>
          </calcext:conditional-format>
          <calcext:conditional-format calcext:target-range-address="test_level.DH1:test_level.DH1048576">
            <calcext:condition calcext:apply-style-name="not_air" calcext:value="&gt;-1" calcext:base-cell-address="test_level.DH1"/>
          </calcext:conditional-format>
          <calcext:conditional-format calcext:target-range-address="test_level.DH1:test_level.DH1048576">
            <calcext:condition calcext:apply-style-name="not_air" calcext:value="&gt;-1" calcext:base-cell-address="test_level.DH1"/>
          </calcext:conditional-format>
          <calcext:conditional-format calcext:target-range-address="test_level.DH1:test_level.DH1048576">
            <calcext:condition calcext:apply-style-name="not_air" calcext:value="&gt;-1" calcext:base-cell-address="test_level.DH1"/>
          </calcext:conditional-format>
          <calcext:conditional-format calcext:target-range-address="test_level.DH1:test_level.DH1048576">
            <calcext:condition calcext:apply-style-name="not_air" calcext:value="&gt;0" calcext:base-cell-address="test_level.DH1"/>
          </calcext:conditional-format>
          <calcext:conditional-format calcext:target-range-address="test_level.DI1:test_level.DI1048576">
            <calcext:condition calcext:apply-style-name="not_air" calcext:value="&gt;-1" calcext:base-cell-address="test_level.DI1"/>
          </calcext:conditional-format>
          <calcext:conditional-format calcext:target-range-address="test_level.DI1:test_level.DI1048576">
            <calcext:condition calcext:apply-style-name="not_air" calcext:value="&gt;-1" calcext:base-cell-address="test_level.DI1"/>
          </calcext:conditional-format>
          <calcext:conditional-format calcext:target-range-address="test_level.DI1:test_level.DI1048576">
            <calcext:condition calcext:apply-style-name="not_air" calcext:value="&gt;-1" calcext:base-cell-address="test_level.DI1"/>
          </calcext:conditional-format>
          <calcext:conditional-format calcext:target-range-address="test_level.DI1:test_level.DI1048576">
            <calcext:condition calcext:apply-style-name="not_air" calcext:value="&gt;0" calcext:base-cell-address="test_level.DI1"/>
          </calcext:conditional-format>
          <calcext:conditional-format calcext:target-range-address="test_level.DI1:test_level.DI1048576">
            <calcext:condition calcext:apply-style-name="not_air" calcext:value="&gt;-1" calcext:base-cell-address="test_level.DI1"/>
          </calcext:conditional-format>
          <calcext:conditional-format calcext:target-range-address="test_level.DI1:test_level.DI1048576">
            <calcext:condition calcext:apply-style-name="not_air" calcext:value="&gt;-1" calcext:base-cell-address="test_level.DI1"/>
          </calcext:conditional-format>
          <calcext:conditional-format calcext:target-range-address="test_level.DI1:test_level.DI1048576">
            <calcext:condition calcext:apply-style-name="not_air" calcext:value="&gt;-1" calcext:base-cell-address="test_level.DI1"/>
          </calcext:conditional-format>
          <calcext:conditional-format calcext:target-range-address="test_level.DI1:test_level.DI1048576">
            <calcext:condition calcext:apply-style-name="not_air" calcext:value="&gt;0" calcext:base-cell-address="test_level.DI1"/>
          </calcext:conditional-format>
          <calcext:conditional-format calcext:target-range-address="test_level.DJ1:test_level.DJ1048576">
            <calcext:condition calcext:apply-style-name="not_air" calcext:value="&gt;-1" calcext:base-cell-address="test_level.DJ1"/>
          </calcext:conditional-format>
          <calcext:conditional-format calcext:target-range-address="test_level.DJ1:test_level.DJ1048576">
            <calcext:condition calcext:apply-style-name="not_air" calcext:value="&gt;-1" calcext:base-cell-address="test_level.DJ1"/>
          </calcext:conditional-format>
          <calcext:conditional-format calcext:target-range-address="test_level.DJ1:test_level.DJ1048576">
            <calcext:condition calcext:apply-style-name="not_air" calcext:value="&gt;-1" calcext:base-cell-address="test_level.DJ1"/>
          </calcext:conditional-format>
          <calcext:conditional-format calcext:target-range-address="test_level.DJ1:test_level.DJ1048576">
            <calcext:condition calcext:apply-style-name="not_air" calcext:value="&gt;0" calcext:base-cell-address="test_level.DJ1"/>
          </calcext:conditional-format>
          <calcext:conditional-format calcext:target-range-address="test_level.DJ1:test_level.DJ1048576">
            <calcext:condition calcext:apply-style-name="not_air" calcext:value="&gt;-1" calcext:base-cell-address="test_level.DJ1"/>
          </calcext:conditional-format>
          <calcext:conditional-format calcext:target-range-address="test_level.DJ1:test_level.DJ1048576">
            <calcext:condition calcext:apply-style-name="not_air" calcext:value="&gt;-1" calcext:base-cell-address="test_level.DJ1"/>
          </calcext:conditional-format>
          <calcext:conditional-format calcext:target-range-address="test_level.DJ1:test_level.DJ1048576">
            <calcext:condition calcext:apply-style-name="not_air" calcext:value="&gt;-1" calcext:base-cell-address="test_level.DJ1"/>
          </calcext:conditional-format>
          <calcext:conditional-format calcext:target-range-address="test_level.DJ1:test_level.DJ1048576">
            <calcext:condition calcext:apply-style-name="not_air" calcext:value="&gt;0" calcext:base-cell-address="test_level.D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air" style:display-name="not_air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 style:data-style-name="N2" text:time-value="21:02:55.041510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22:05:17.301494050</dc:date>
    <meta:editing-duration>PT2H57M41S</meta:editing-duration>
    <meta:editing-cycles>34</meta:editing-cycles>
    <meta:generator>LibreOffice/5.1.6.2$Linux_X86_64 LibreOffice_project/10m0$Build-2</meta:generator>
    <meta:document-statistic meta:table-count="1" meta:cell-count="1596" meta:object-count="0"/>
  </office:meta>
</office:document-meta>
</file>